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.msgInvalidURI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EmptyContentType( Binding binding , BindingOperat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InvalidURIPattern( Binding binding , BindingOperation operation , String location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MimeMultipartRelatedUnsupported( Binding binding , BindingOperat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InvalidContentType( Binding binding , BindingOperat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supportedHttpMethod( Binding binding , String ver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MissingVerb( Binding binding , BindingOperat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nlySupportsUrlEncodedAndUrlreplacement( Binding binding , BindingOperat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supportedContentType( Binding binding , BindingOperat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impleTypeExpected( String pa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HttpBindingNotUsed( Bind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